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Myriad Arabic" svg:font-family="'Myriad Arabic'"/>
    <style:font-face style:name="Arial2" svg:font-family="Arial" style:font-family-generic="swiss"/>
    <style:font-face style:name="ArialMT" svg:font-family="ArialMT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MS-Gothic" svg:font-family="MS-Gothic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ba55"/>
    </style:style>
    <style:style style:name="P2" style:family="paragraph" style:parent-style-name="Standard">
      <style:text-properties officeooo:paragraph-rsid="0019d651"/>
    </style:style>
    <style:style style:name="P3" style:family="paragraph" style:parent-style-name="Standard">
      <style:text-properties officeooo:paragraph-rsid="001bd36a"/>
    </style:style>
    <style:style style:name="P4" style:family="paragraph" style:parent-style-name="Standard">
      <style:text-properties officeooo:paragraph-rsid="001dab1a"/>
    </style:style>
    <style:style style:name="P5" style:family="paragraph" style:parent-style-name="Standard">
      <style:text-properties officeooo:rsid="001dab1a" officeooo:paragraph-rsid="001dab1a"/>
    </style:style>
    <style:style style:name="P6" style:family="paragraph" style:parent-style-name="Standard">
      <style:text-properties officeooo:paragraph-rsid="001e18cd"/>
    </style:style>
    <style:style style:name="P7" style:family="paragraph" style:parent-style-name="Standard">
      <style:text-properties officeooo:paragraph-rsid="001ed419"/>
    </style:style>
    <style:style style:name="T1" style:family="text">
      <style:text-properties style:font-name="ArialMT" fo:font-size="12pt" style:font-size-asian="12pt"/>
    </style:style>
    <style:style style:name="T2" style:family="text">
      <style:text-properties style:font-name="ArialMT" fo:font-size="12pt" officeooo:rsid="0019ba55" style:font-size-asian="12pt"/>
    </style:style>
    <style:style style:name="T3" style:family="text">
      <style:text-properties style:font-name="ArialMT" fo:font-size="7pt" style:font-size-asian="7pt"/>
    </style:style>
    <style:style style:name="T4" style:family="text">
      <style:text-properties style:font-name="ArialMT" fo:font-size="7pt" officeooo:rsid="0019ba55" style:font-size-asian="7pt"/>
    </style:style>
    <style:style style:name="T5" style:family="text">
      <style:text-properties style:font-name="ArialMT" fo:font-size="7pt" officeooo:rsid="0019d651" style:font-size-asian="7pt"/>
    </style:style>
    <style:style style:name="T6" style:family="text">
      <style:text-properties style:font-name="MS-Gothic" fo:font-size="12pt" style:font-size-asian="12pt"/>
    </style:style>
    <style:style style:name="T7" style:family="text">
      <style:text-properties fo:font-variant="normal" fo:text-transform="none" fo:color="#000000" style:text-line-through-style="none" style:text-line-through-type="none" style:font-name="ArialMT" fo:font-size="7pt" fo:font-style="normal" style:text-underline-style="none" fo:font-weight="normal" style:text-blinking="false" fo:background-color="transparent" loext:char-shading-value="0" style:font-size-asian="7pt"/>
    </style:style>
    <style:style style:name="T8" style:family="text">
      <style:text-properties fo:font-variant="normal" fo:text-transform="none" fo:color="#000000" style:text-line-through-style="none" style:text-line-through-type="none" style:font-name="ArialMT" fo:font-size="7pt" fo:font-style="normal" style:text-underline-style="none" fo:font-weight="normal" officeooo:rsid="0019ba55" style:text-blinking="false" fo:background-color="transparent" loext:char-shading-value="0" style:font-size-asian="7pt"/>
    </style:style>
    <style:style style:name="T9" style:family="text">
      <style:text-properties fo:font-variant="normal" fo:text-transform="none" fo:color="#000000" style:text-line-through-style="none" style:text-line-through-type="none" style:font-name="ArialMT" fo:font-size="7pt" fo:font-style="normal" style:text-underline-style="none" fo:font-weight="normal" officeooo:rsid="0019d651" style:text-blinking="false" fo:background-color="transparent" loext:char-shading-value="0" style:font-size-asian="7pt"/>
    </style:style>
    <style:style style:name="T10" style:family="text">
      <style:text-properties fo:font-variant="normal" fo:text-transform="none" fo:color="#000000" style:text-line-through-style="none" style:text-line-through-type="none" style:font-name="ArialMT" fo:font-size="7pt" fo:font-style="normal" style:text-underline-style="none" fo:font-weight="normal" officeooo:rsid="001bd36a" style:text-blinking="false" fo:background-color="transparent" loext:char-shading-value="0" style:font-size-asian="7pt"/>
    </style:style>
    <style:style style:name="T11" style:family="text">
      <style:text-properties fo:font-variant="normal" fo:text-transform="none" fo:color="#000000" style:text-line-through-style="none" style:text-line-through-type="none" style:font-name="ArialMT" fo:font-size="7pt" fo:font-style="normal" style:text-underline-style="none" fo:font-weight="normal" officeooo:rsid="001e18cd" style:text-blinking="false" fo:background-color="transparent" loext:char-shading-value="0" style:font-size-asian="7pt"/>
    </style:style>
    <style:style style:name="T12" style:family="text">
      <style:text-properties fo:font-variant="normal" fo:text-transform="none" fo:color="#000000" style:text-line-through-style="none" style:text-line-through-type="none" style:font-name="ArialMT" fo:font-size="7pt" fo:font-style="normal" style:text-underline-style="none" fo:font-weight="normal" officeooo:rsid="001ed419" style:text-blinking="false" fo:background-color="transparent" loext:char-shading-value="0" style:font-size-asian="7pt"/>
    </style:style>
    <style:style style:name="T13" style:family="text">
      <style:text-properties fo:font-variant="normal" fo:text-transform="none" fo:color="#000000" style:text-line-through-style="none" style:text-line-through-type="none" style:font-name="ArialMT" fo:font-size="12pt" fo:font-style="normal" style:text-underline-style="none" fo:font-weight="normal" officeooo:rsid="0019ba55" style:text-blinking="false" fo:background-color="transparent" loext:char-shading-value="0" style:font-size-asian="12pt"/>
    </style:style>
    <style:style style:name="T14" style:family="text">
      <style:text-properties fo:font-variant="normal" fo:text-transform="none" fo:color="#000000" style:text-line-through-style="none" style:text-line-through-type="none" style:font-name="ArialMT" fo:font-size="12pt" fo:font-style="normal" style:text-underline-style="none" fo:font-weight="normal" officeooo:rsid="001bd36a" style:text-blinking="false" fo:background-color="transparent" loext:char-shading-value="0" style:font-size-asian="12pt"/>
    </style:style>
    <style:style style:name="T15" style:family="text">
      <style:text-properties fo:font-variant="normal" fo:text-transform="none" fo:color="#000000" style:text-line-through-style="none" style:text-line-through-type="none" style:font-name="ArialMT" fo:font-size="12pt" fo:font-style="normal" style:text-underline-style="none" fo:font-weight="normal" officeooo:rsid="001e18cd" style:text-blinking="false" fo:background-color="transparent" loext:char-shading-value="0" style:font-size-asian="12pt"/>
    </style:style>
    <style:style style:name="T16" style:family="text">
      <style:text-properties fo:font-variant="normal" fo:text-transform="none" fo:color="#000000" style:text-line-through-style="none" style:text-line-through-type="none" style:font-name="ArialMT" fo:font-size="12pt" fo:font-style="normal" style:text-underline-style="none" fo:font-weight="normal" officeooo:rsid="001ed419" style:text-blinking="false" fo:background-color="transparent" loext:char-shading-value="0" style:font-size-asian="12pt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1bd36a" style:text-blinking="false" fo:background-color="transparent" loext:char-shading-value="0" style:font-size-asian="7pt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19ba55" style:text-blinking="false" fo:background-color="transparent" loext:char-shading-value="0" style:font-size-asian="12pt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1e18cd" style:text-blinking="false" fo:background-color="transparent" loext:char-shading-value="0" style:font-size-asian="12pt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1ed419" style:text-blinking="false" fo:background-color="transparent" loext:char-shading-value="0" style:font-size-asian="12pt"/>
    </style:style>
    <style:style style:name="T21" style:family="text">
      <style:text-properties fo:font-variant="normal" fo:text-transform="none" fo:color="#000000" style:text-line-through-style="none" style:text-line-through-type="none" style:font-name="MS-Gothic" fo:font-size="12pt" fo:font-style="normal" style:text-underline-style="none" fo:font-weight="normal" officeooo:rsid="001bd36a" style:text-blinking="false" fo:background-color="transparent" loext:char-shading-value="0" style:font-size-asian="12pt"/>
    </style:style>
    <style:style style:name="T22" style:family="text">
      <style:text-properties fo:font-variant="normal" fo:text-transform="none" fo:color="#000000" style:text-line-through-style="none" style:text-line-through-type="none" style:font-name="FreeSerif" fo:font-size="12pt" fo:font-style="normal" style:text-underline-style="none" fo:font-weight="normal" officeooo:rsid="0019ba55" style:text-blinking="false" fo:background-color="transparent" loext:char-shading-value="0" style:font-size-asian="12pt"/>
    </style:style>
    <style:style style:name="T23" style:family="text">
      <style:text-properties fo:font-variant="normal" fo:text-transform="none" fo:color="#000000" style:text-line-through-style="none" style:text-line-through-type="none" style:font-name="FreeSerif" fo:font-size="12pt" fo:font-style="normal" style:text-underline-style="none" fo:font-weight="normal" officeooo:rsid="001e18cd" style:text-blinking="false" fo:background-color="transparent" loext:char-shading-value="0" style:font-size-asian="12pt"/>
    </style:style>
    <style:style style:name="T24" style:family="text">
      <style:text-properties fo:font-variant="normal" fo:text-transform="none" fo:color="#000000" style:text-line-through-style="none" style:text-line-through-type="none" style:font-name="FreeSerif" fo:font-size="12pt" fo:font-style="normal" style:text-underline-style="none" fo:font-weight="normal" officeooo:rsid="001ed419" style:text-blinking="false" fo:background-color="transparent" loext:char-shading-value="0" style:font-size-asian="12pt"/>
    </style:style>
    <style:style style:name="T25" style:family="text">
      <style:text-properties style:font-name="FreeSerif" fo:font-size="12pt" style:font-size-asian="12pt"/>
    </style:style>
    <style:style style:name="T26" style:family="text">
      <style:text-properties style:font-name="FreeSerif" fo:font-size="12pt" officeooo:rsid="0019ba55" style:font-size-asian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Π </text:span><text:span text:style-name="T4">alkalmazott.nev</text:span><text:span text:style-name="T3"> </text:span><text:span text:style-name="T1">( </text:span><text:span text:style-name="T26">ნ</text:span><text:span text:style-name="T25"> </text:span><text:span text:style-name="T4">alkalmazott.UzletID = 002</text:span><text:span text:style-name="T2">(alkalmazott</text:span><text:span text:style-name="T1"> </text:span><text:span text:style-name="T6">⋈ </text:span><text:span text:style-name="T4">alkalmazott</text:span><text:span text:style-name="T3">.</text:span><text:span text:style-name="T4">UzletID</text:span><text:span text:style-name="T3"> = </text:span><text:bookmark text:name="docs-internal-guid-b07ca876-7fff-9641-1d3c-a05c3471f240"/><text:span text:style-name="T7">bolt.UzletID</text:span><text:span text:style-name="T3"> <text:s/></text:span><text:span text:style-name="T2">bolt</text:span><text:span text:style-name="T1">)</text:span></text:p>
      <text:p text:style-name="P1"><text:span text:style-name="T1"/></text:p>
      <text:p text:style-name="P1"><text:span text:style-name="T1"/></text:p>
      <text:p text:style-name="P1"><text:span text:style-name="T2">Π </text:span><text:span text:style-name="T4">bolt.Telefonszam </text:span><text:span text:style-name="T26">( </text:span><text:span text:style-name="T25">ნ </text:span><text:span text:style-name="T4">bolt.varos = </text:span><text:span text:style-name="T3">”</text:span><text:span text:style-name="T4">Budapest”</text:span><text:span text:style-name="T3"> </text:span><text:span text:style-name="T1">(</text:span><text:span text:style-name="T2">bolt</text:span><text:span text:style-name="T1">)</text:span><text:span text:style-name="T2">)</text:span></text:p>
      <text:p text:style-name="P1"><text:span text:style-name="T2"/></text:p>
      <text:p text:style-name="P1"><text:span text:style-name="T2"/></text:p>
      <text:p text:style-name="P2"><text:span text:style-name="T2">Γ</text:span><text:span text:style-name="T1"> </text:span><text:span text:style-name="T4">count</text:span><text:span text:style-name="T3">(</text:span><text:bookmark text:name="docs-internal-guid-12add84f-7fff-a5da-a4de-b8e54716970f"/><text:span text:style-name="T8">jatekszoftver_raktar.Minoseg</text:span><text:span text:style-name="T4"> ) </text:span><text:span text:style-name="T2">(</text:span><text:span text:style-name="T26">ნ </text:span><text:span text:style-name="T4"><text:s/></text:span><text:span text:style-name="T8">jatekszoftver_raktar</text:span><text:span text:style-name="T4">= ”</text:span><text:span text:style-name="T5">0</text:span><text:span text:style-name="T4">”</text:span><text:span text:style-name="T2">(</text:span><text:bookmark text:name="docs-internal-guid-475f6f08-7fff-1ecf-2a4e-6ecbcc246331"/><text:span text:style-name="T13">jatekszoftver_raktar </text:span><text:span text:style-name="T2">))</text:span></text:p>
      <text:p text:style-name="P2"><text:span text:style-name="T2"/></text:p>
      <text:p text:style-name="P2"><text:span text:style-name="T2"/></text:p>
      <text:p text:style-name="P2"><text:span text:style-name="T2">Γ </text:span><text:span text:style-name="T4">count(</text:span><text:bookmark text:name="docs-internal-guid-df86e222-7fff-b03d-8dc3-eb98231ab33f"/><text:span text:style-name="T8">jatekszoftver.Ar </text:span><text:span text:style-name="T4">) </text:span><text:span text:style-name="T2">(</text:span><text:span text:style-name="T26">ნ </text:span><text:span text:style-name="T4"><text:s/></text:span><text:span text:style-name="T8">jatekszoftver.</text:span><text:span text:style-name="T9">Ar &gt;</text:span><text:span text:style-name="T8"> </text:span><text:span text:style-name="T5">11000 </text:span><text:span text:style-name="T2">(</text:span><text:bookmark text:name="docs-internal-guid-475f6f08-7fff-1ecf-2a4e-6ecbcc2463311"/><text:span text:style-name="T13">jatekszoftver</text:span><text:span text:style-name="T2">)</text:span></text:p>
      <text:p text:style-name="P2"><text:span text:style-name="T2"/></text:p>
      <text:p text:style-name="P2"><text:span text:style-name="T2"/></text:p>
      <text:p text:style-name="P3"><text:span text:style-name="T2">Γ</text:span><text:bookmark text:name="docs-internal-guid-3b28377b-7fff-dc92-a2a1-8e38fcd9cbbe"/><text:span text:style-name="T8">(raktar.UzletID</text:span><text:span text:style-name="T10">)(</text:span><text:bookmark text:name="docs-internal-guid-6f61c612-7fff-a845-f560-293a315a4d85"/><text:span text:style-name="T8">raktar.UzletID, SUM(raktar.ElerhetoDarab) </text:span><text:span text:style-name="T13">(</text:span><text:span text:style-name="T14">raktar</text:span><text:span text:style-name="T13">)</text:span><text:span text:style-name="T4"> <text:s/></text:span></text:p>
      <text:p text:style-name="P3"><text:span text:style-name="T4"/></text:p>
      <text:p text:style-name="P3"><text:span text:style-name="T4"/></text:p>
      <text:p text:style-name="P6"><text:span text:style-name="T2">Π </text:span><text:bookmark text:name="docs-internal-guid-ffdf04c6-7fff-508d-4a2a-77965a4b3325"/><text:span text:style-name="T8">jatekszoftver.Cim, jatekplatform.Platform </text:span><text:span text:style-name="T18">(Γ </text:span><text:bookmark text:name="docs-internal-guid-22d6b5cd-7fff-3aa3-a0be-e2e3753e4a55"/><text:span text:style-name="T8">jatekplatform.Platform != NULL</text:span><text:span text:style-name="T18"> </text:span><text:span text:style-name="T14">(</text:span><text:bookmark text:name="docs-internal-guid-39370e69-7fff-5881-c084-aa7da9569fe01"/><text:span text:style-name="T18">jatekszoftver</text:span><text:span text:style-name="T13"> </text:span><text:span text:style-name="T14"><text:s/></text:span><text:span text:style-name="T21">⋈ </text:span><text:bookmark text:name="docs-internal-guid-0725be48-7fff-98af-b170-1031016801e61"/><text:span text:style-name="T8">jatekszoftver.termekID=</text:span><text:bookmark text:name="docs-internal-guid-82cbf117-7fff-ca1b-4099-12359a38fb621"/><text:span text:style-name="T8">jatekplatform .TermekID</text:span><text:span text:style-name="T10"> <text:s text:c="2"/></text:span><text:bookmark text:name="docs-internal-guid-82cbf117-7fff-ca1b-4099-12359a38fb62"/><text:span text:style-name="T17">jatekplatform</text:span><text:span text:style-name="T10"> </text:span><text:span text:style-name="T14">)</text:span></text:p>
      <text:p text:style-name="P3"><text:span text:style-name="T4"/></text:p>
      <text:p text:style-name="P3"><text:span text:style-name="T4"/></text:p>
      <text:p text:style-name="P6"><text:span text:style-name="T13">Γ</text:span><text:span text:style-name="T15"> </text:span><text:span text:style-name="T8">COUNT(</text:span><text:bookmark text:name="docs-internal-guid-90c4f825-7fff-71d6-48b9-f42918acc4ee"/><text:span text:style-name="T8">jatekszoftver.termekID)</text:span><text:span text:style-name="T15">( </text:span><text:span text:style-name="T22">ნ </text:span><text:bookmark text:name="docs-internal-guid-3e5dac8e-7fff-35a8-82f9-73eb2ee925cc"/><text:span text:style-name="T8">jatekszoftver.KorHatar='7'</text:span><text:span text:style-name="T22"> </text:span><text:span text:style-name="T23">(</text:span><text:span text:style-name="T19">jatekszoftver</text:span><text:span text:style-name="T23">))</text:span></text:p>
      <text:p text:style-name="P6"><text:span text:style-name="T23"/></text:p>
      <text:p text:style-name="P7"><text:span text:style-name="T13">Π</text:span><text:span text:style-name="T15"> </text:span><text:span text:style-name="T8">TID</text:span><text:span text:style-name="T22"> </text:span><text:span text:style-name="T24">(</text:span><text:span text:style-name="T13">Γ</text:span><text:span text:style-name="T8"> </text:span><text:span text:style-name="T12">MAX(tranzakciok.Osszeg)</text:span><text:span text:style-name="T23">(</text:span><text:bookmark text:name="docs-internal-guid-4fa275ea-7fff-d951-2d26-62166cbaa066"/><text:span text:style-name="T19">tranzakciok</text:span><text:span text:style-name="T23">)</text:span><text:span text:style-name="T24">)</text:span></text:p>
      <text:p text:style-name="P6"><text:span text:style-name="T23"/></text:p>
      <text:p text:style-name="P7"><text:span text:style-name="T13">Γ </text:span><text:span text:style-name="T8">SUM(</text:span><text:bookmark text:name="docs-internal-guid-c57683e1-7fff-0a58-5996-27ed0f29af93"/><text:span text:style-name="T8">(tranzakciok.Osszeg)</text:span><text:span text:style-name="T16">( </text:span><text:span text:style-name="T22">ნ </text:span><text:bookmark text:name="docs-internal-guid-8d6e3193-7fff-a3da-a557-62294bfaebbc"/><text:span text:style-name="T8">MONTH(tranzakciok.Datum)=11</text:span><text:span text:style-name="T18"> AND </text:span><text:span text:style-name="T8">YEAR(tranzakciok.Datum)=2020</text:span><text:span text:style-name="T22"> </text:span><text:span text:style-name="T16">(</text:span><text:span text:style-name="T20">tranzakciok</text:span><text:span text:style-name="T16">))</text:span></text:p>
      <text:p text:style-name="P3"><text:span text:style-name="T4"/></text:p>
      <text:p text:style-name="P5"><text:span text:style-name="T4"/></text:p>
      <text:p text:style-name="P4"><text:span text:style-name="T2">Γ</text:span><text:span text:style-name="T8">(</text:span><text:bookmark text:name="docs-internal-guid-0deac275-7fff-da2b-3529-e84fee602407"/><text:span text:style-name="T8">raktar.TermekID)(jatekszoftver.Cim, SUM(raktar.ElerhetoDarab)</text:span><text:span text:style-name="T14">(</text:span><text:bookmark text:name="docs-internal-guid-39370e69-7fff-5881-c084-aa7da9569fe0"/><text:span text:style-name="T18">jatekszoftver</text:span><text:span text:style-name="T13"> </text:span><text:span text:style-name="T14"><text:s/></text:span><text:span text:style-name="T21">⋈ </text:span><text:bookmark text:name="docs-internal-guid-0725be48-7fff-98af-b170-1031016801e6"/><text:span text:style-name="T8">jatekszoftver.termekID=raktar.TermekID</text:span><text:span text:style-name="T10"> <text:s/></text:span><text:span text:style-name="T14">raktar)</text:span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7"><text:span text:style-name="T16"/></text:p>
      <text:p text:style-name="P6"><text:span text:style-name="T1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Myriad Arabic" svg:font-family="'Myriad Arabic'"/>
    <style:font-face style:name="Arial2" svg:font-family="Arial" style:font-family-generic="swiss"/>
    <style:font-face style:name="ArialMT" svg:font-family="ArialMT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MS-Gothic" svg:font-family="MS-Gothic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3T18:38:26.625000000</meta:creation-date>
    <dc:date>2020-11-23T20:01:10.151000000</dc:date>
    <meta:editing-duration>PT10M</meta:editing-duration>
    <meta:editing-cycles>1</meta:editing-cycles>
    <meta:document-statistic meta:table-count="0" meta:image-count="0" meta:object-count="0" meta:page-count="1" meta:paragraph-count="10" meta:word-count="72" meta:character-count="907" meta:non-whitespace-character-count="835"/>
    <meta:generator>LibreOffice/6.4.2.2$Windows_X86_64 LibreOffice_project/4e471d8c02c9c90f512f7f9ead8875b57fcb1ec3</meta:generator>
  </office:meta>
</office:document-meta>
</file>